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8.45cm" fo:min-width="7.7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6.55cm" fo:min-width="9.2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6.55cm" fo:min-width="10.7cm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9.1cm"/>
    </style:style>
    <style:style style:name="gr5" style:family="graphic" style:parent-style-name="standard">
      <style:graphic-properties draw:textarea-horizontal-align="justify" draw:textarea-vertical-align="middle" draw:auto-grow-height="false" fo:min-height="0.85cm" fo:min-width="9.1cm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 fo:min-height="0.75cm" fo:min-width="9.1cm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4.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>
      <style:graphic-properties draw:textarea-horizontal-align="justify" draw:textarea-vertical-align="middle" draw:auto-grow-height="false" fo:min-height="0.95cm" fo:min-width="14.1cm"/>
    </style:style>
    <style:style style:name="gr11" style:family="graphic" style:parent-style-name="standard">
      <style:graphic-properties draw:fill-color="#83caff" draw:textarea-horizontal-align="justify" draw:textarea-vertical-align="middle" draw:auto-grow-height="false" fo:min-height="0.95cm" fo:min-width="14.6cm"/>
    </style:style>
    <style:style style:name="gr12" style:family="graphic" style:parent-style-name="standard">
      <style:graphic-properties draw:textarea-horizontal-align="justify" draw:textarea-vertical-align="middle" draw:auto-grow-height="false" fo:min-height="5.95cm" fo:min-width="14.6cm"/>
    </style:style>
    <style:style style:name="gr13" style:family="graphic" style:parent-style-name="standard">
      <style:graphic-properties draw:fill-color="#83caff" draw:textarea-horizontal-align="justify" draw:textarea-vertical-align="middle" draw:auto-grow-height="false" fo:min-height="3.05cm" fo:min-width="14.6cm"/>
    </style:style>
    <style:style style:name="gr14" style:family="graphic" style:parent-style-name="standard">
      <style:graphic-properties draw:textarea-horizontal-align="justify" draw:textarea-vertical-align="middle" draw:auto-grow-height="false" fo:min-height="0.95cm" fo:min-width="12cm"/>
    </style:style>
    <style:style style:name="gr15" style:family="graphic" style:parent-style-name="standard">
      <style:graphic-properties draw:stroke="none" svg:stroke-color="#000000" draw:fill="none" draw:fill-color="#ffffff" fo:min-height="1.423cm"/>
    </style:style>
    <style:style style:name="gr1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7" style:family="graphic" style:parent-style-name="objectwithoutfill">
      <style:graphic-properties svg:stroke-color="#ff3333" draw:fill="none" draw:textarea-vertical-align="middle"/>
    </style:style>
    <style:style style:name="gr18" style:family="graphic" style:parent-style-name="standard">
      <style:graphic-properties draw:stroke="solid" draw:stroke-dash="Line_20_with_20_Fine_20_Dots" draw:fill-color="#b2b2b2" draw:textarea-horizontal-align="justify" draw:textarea-vertical-align="middle" draw:auto-grow-height="false" fo:min-height="0.95cm" fo:min-width="9cm"/>
    </style:style>
    <style:style style:name="gr19" style:family="graphic" style:parent-style-name="standard">
      <style:graphic-properties draw:textarea-horizontal-align="justify" draw:textarea-vertical-align="middle" draw:auto-grow-height="false" fo:min-height="1.75cm" fo:min-width="14.7cm"/>
    </style:style>
    <style:style style:name="gr20" style:family="graphic" style:parent-style-name="standard">
      <style:graphic-properties draw:textarea-horizontal-align="justify" draw:textarea-vertical-align="middle" draw:auto-grow-height="false" fo:min-height="0.85cm" fo:min-width="10.1cm"/>
    </style:style>
    <style:style style:name="gr21" style:family="graphic" style:parent-style-name="standard">
      <style:graphic-properties draw:fill-color="#83caff" draw:textarea-horizontal-align="justify" draw:textarea-vertical-align="middle" draw:auto-grow-height="false" fo:min-height="0.95cm" fo:min-width="14.7cm"/>
    </style:style>
    <style:style style:name="gr22" style:family="graphic" style:parent-style-name="standard">
      <style:graphic-properties draw:textarea-horizontal-align="justify" draw:textarea-vertical-align="middle" draw:auto-grow-height="false" fo:min-height="1.55cm" fo:min-width="14.7cm"/>
    </style:style>
    <style:style style:name="gr23" style:family="graphic" style:parent-style-name="standard">
      <style:graphic-properties draw:fill-color="#b2b2b2" draw:textarea-horizontal-align="justify" draw:textarea-vertical-align="middle" draw:auto-grow-height="false" fo:min-height="0.85cm" fo:min-width="6.1cm"/>
    </style:style>
    <style:style style:name="gr24" style:family="graphic" style:parent-style-name="standard">
      <style:graphic-properties draw:stroke="none" svg:stroke-color="#000000" draw:fill="none" draw:fill-color="#ffffff" fo:min-height="0.85cm"/>
    </style:style>
    <style:style style:name="gr25" style:family="graphic" style:parent-style-name="standard">
      <style:graphic-properties draw:textarea-horizontal-align="justify" draw:textarea-vertical-align="middle" draw:auto-grow-height="false" fo:min-height="0.75cm" fo:min-width="4.5cm"/>
    </style:style>
    <style:style style:name="gr26" style:family="graphic" style:parent-style-name="standard">
      <style:graphic-properties draw:textarea-horizontal-align="justify" draw:textarea-vertical-align="middle" draw:auto-grow-height="false" fo:min-height="1.45cm" fo:min-width="14.2cm"/>
    </style:style>
    <style:style style:name="gr27" style:family="graphic" style:parent-style-name="standard">
      <style:graphic-properties draw:stroke="none" svg:stroke-color="#000000" draw:fill="none" draw:fill-color="#ffffff" fo:min-height="0.75cm"/>
    </style:style>
    <style:style style:name="gr28" style:family="graphic" style:parent-style-name="standard">
      <style:graphic-properties draw:textarea-horizontal-align="justify" draw:textarea-vertical-align="middle" draw:auto-grow-height="false" fo:min-height="0.95cm" fo:min-width="12.8cm"/>
    </style:style>
    <style:style style:name="gr29" style:family="graphic" style:parent-style-name="standard">
      <style:graphic-properties draw:textarea-horizontal-align="justify" draw:textarea-vertical-align="middle" draw:auto-grow-height="false" fo:min-height="0.95cm" fo:min-width="12.4cm"/>
    </style:style>
    <style:style style:name="gr30" style:family="graphic" style:parent-style-name="standard">
      <style:graphic-properties draw:textarea-horizontal-align="justify" draw:textarea-vertical-align="middle" draw:auto-grow-height="false" fo:min-height="1.75cm" fo:min-width="15.3cm"/>
    </style:style>
    <style:style style:name="gr31" style:family="graphic" style:parent-style-name="standard">
      <style:graphic-properties draw:stroke="none" svg:stroke-color="#000000" draw:fill="none" draw:fill-color="#ffffff" fo:min-height="1.05cm"/>
    </style:style>
    <style:style style:name="gr32" style:family="graphic" style:parent-style-name="standard">
      <style:graphic-properties draw:textarea-horizontal-align="justify" draw:textarea-vertical-align="middle" draw:auto-grow-height="false" fo:min-height="0.85cm" fo:min-width="15.2cm"/>
    </style:style>
    <style:style style:name="gr33" style:family="graphic" style:parent-style-name="standard">
      <style:graphic-properties draw:fill-color="#dddddd" draw:textarea-horizontal-align="justify" draw:textarea-vertical-align="middle" draw:auto-grow-height="false" fo:min-height="6.25cm" fo:min-width="9.8cm"/>
    </style:style>
    <style:style style:name="P1" style:family="paragraph">
      <style:paragraph-properties fo:text-align="start"/>
    </style:style>
    <style:style style:name="P2" style:family="paragraph">
      <loext:graphic-properties draw:fill-color="#eeeeee"/>
      <style:paragraph-properties fo:text-align="start"/>
    </style:style>
    <style:style style:name="P3" style:family="paragraph">
      <style:paragraph-properties fo:text-align="start"/>
      <style:text-properties fo:color="#ffffff"/>
    </style:style>
    <style:style style:name="P4" style:family="paragraph">
      <loext:graphic-properties draw:fill-color="#83caff"/>
      <style:paragraph-properties fo:text-align="start"/>
      <style:text-properties fo: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b2b2b2"/>
      <style:paragraph-properties fo:text-align="start"/>
      <style:text-properties fo:color="#ffffff"/>
    </style:style>
    <style:style style:name="P8" style:family="paragraph">
      <loext:graphic-properties draw:fill-color="#83caff"/>
      <style:paragraph-properties fo:text-align="center"/>
    </style:style>
    <style:style style:name="P9" style:family="paragraph">
      <loext:graphic-properties draw:fill="none" draw:fill-color="#ffffff"/>
      <style:text-properties fo:color="#800000"/>
    </style:style>
    <style:style style:name="P10" style:family="paragraph">
      <loext:graphic-properties draw:fill-color="#dddddd"/>
      <style:paragraph-properties fo:text-align="start"/>
      <style:text-properties fo:font-size="16pt" style:font-size-asian="16pt" style:font-size-complex="16pt"/>
    </style:style>
    <style:style style:name="T1" style:family="text">
      <style:text-properties fo:color="#ffffff"/>
    </style:style>
    <style:style style:name="T2" style:family="text">
      <style:text-properties fo:color="#ff3333"/>
    </style:style>
    <style:style style:name="T3" style:family="text">
      <style:text-properties fo:color="#ffff00"/>
    </style:style>
    <style:style style:name="T4" style:family="text">
      <style:text-properties fo:color="#800000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he Basic Definitions" draw:style-name="dp1" draw:master-page-name="默认">
        <draw:custom-shape draw:style-name="gr1" draw:text-style-name="P2" draw:layer="layout" svg:width="8.2cm" svg:height="8.7cm" svg:x="1cm" svg:y="1cm">
          <text:p text:style-name="P1">1 <text:s text:c="2"/>TK_COMMENT_START</text:p>
          <text:p text:style-name="P1">2 <text:s text:c="2"/>TK_SPACE</text:p>
          <text:p text:style-name="P1">3 <text:s text:c="2"/>TK_RETURN</text:p>
          <text:p text:style-name="P1">4 <text:s text:c="2"/>TK_SEP</text:p>
          <text:p text:style-name="P1">5 <text:s text:c="2"/>TK_ACTION</text:p>
          <text:p text:style-name="P1">6 <text:s text:c="2"/>TK_MACRO</text:p>
          <text:p text:style-name="P1">7 <text:s text:c="2"/>TK_TOKEN</text:p>
          <text:p text:style-name="P1">8 <text:s text:c="2"/>TK_LCURLY</text:p>
          <text:p text:style-name="P1">9 <text:s text:c="2"/>TK_RCURLY</text:p>
          <text:p text:style-name="P1">10 TK_COLON</text:p>
          <text:p text:style-name="P1">11 TK_VERT</text:p>
          <text:p text:style-name="P1">12 TK_SEM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7cm" svg:height="6.8cm" svg:x="10.3cm" svg:y="1cm">
          <text:p text:style-name="P1">101 <text:s/>lex_def</text:p>
          <text:p text:style-name="P1">102 <text:s/>rule_block</text:p>
          <text:p text:style-name="P1">103 <text:s/>id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2cm" svg:height="6.8cm" svg:x="1cm" svg:y="10.5cm">
          <text:p text:style-name="P1">0 <text:s/>S : lex_def $</text:p>
          <text:p text:style-name="P1">1 <text:s/>lex_def : TK_SEP rule_block</text:p>
          <text:p text:style-name="P1">2 <text:s/>rule_block : rule_block id</text:p>
          <text:p text:style-name="P1">3 <text:s/>rule_block : id</text:p>
          <text:p text:style-name="P1">4 <text:s/>id : TK_TOKEN</text:p>
          <text:p text:style-name="P1">5 <text:s/>id : TK_MACRO</text:p>
          <draw:enhanced-geometry svg:viewBox="0 0 21600 21600" draw:type="rectangle" draw:enhanced-path="M 0 0 L 21600 0 21600 21600 0 21600 0 0 Z N"/>
        </draw:custom-shape>
      </draw:page>
      <draw:page draw:name="LR(0) states and closure" draw:style-name="dp1" draw:master-page-name="默认">
        <draw:custom-shape draw:style-name="gr4" draw:text-style-name="P3" draw:layer="layout" svg:width="9.6cm" svg:height="1cm" svg:x="1cm" svg:y="2.3cm">
          <text:p text:style-name="P1"><text:span text:style-name="T1">S : </text:span><text:span text:style-name="T2">.</text:span><text:span text:style-name="T1">lex_def {$}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9.6cm" svg:height="1.1cm" svg:x="1cm" svg:y="4.3cm">
          <text:p text:style-name="P1"><text:span text:style-name="T1">lex_def : </text:span><text:span text:style-name="T2">.</text:span><text:span text:style-name="T1">TK_SEP rule_block {$}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9.6cm" svg:height="1cm" svg:x="1cm" svg:y="3.3cm">
          <text:p text:style-name="P1"><text:span text:style-name="T1">S : </text:span><text:span text:style-name="T2">.</text:span><text:span text:style-name="T1">lex_def {$}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2cm" svg:height="1cm" svg:x="14.78cm" svg:y="1.522cm">
          <text:p text:style-name="P1"><text:span text:style-name="T1">S : lex_def</text:span><text:span text:style-name="T2">.</text:span><text:span text:style-name="T1"> {}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8.5cm" svg:y1="2.3cm" svg:x2="14.8cm" svg:y2="1.7cm">
          <text:p/>
        </draw:line>
        <draw:frame draw:style-name="gr9" draw:text-style-name="P6" draw:layer="layout" svg:width="2.8cm" svg:height="0.962cm" svg:x="11.281cm" svg:y="1.021cm">
          <draw:text-box>
            <text:p>lex_def</text:p>
          </draw:text-box>
        </draw:frame>
        <draw:custom-shape draw:style-name="gr10" draw:text-style-name="P3" draw:layer="layout" svg:width="14.6cm" svg:height="1.2cm" svg:x="1cm" svg:y="6.9cm">
          <text:p text:style-name="P1"><text:span text:style-name="T1">lex_def : TK_SEP </text:span><text:span text:style-name="T2">.</text:span><text:span text:style-name="T1">rule_block {}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6cm" svg:y1="5.4cm" svg:x2="6cm" svg:y2="6.9cm">
          <text:p/>
        </draw:line>
        <draw:frame draw:style-name="gr9" draw:text-style-name="P6" draw:layer="layout" svg:width="3cm" svg:height="0.962cm" svg:x="2.7cm" svg:y="5.6cm">
          <draw:text-box>
            <text:p>TK_SEP</text:p>
          </draw:text-box>
        </draw:frame>
        <draw:custom-shape draw:style-name="gr11" draw:text-style-name="P4" draw:layer="layout" svg:width="15.1cm" svg:height="1.2cm" svg:x="1cm" svg:y="8.1cm">
          <text:p text:style-name="P1"><text:span text:style-name="T1">lex_def : TK_SEP </text:span><text:span text:style-name="T2">.</text:span><text:span text:style-name="T1">rule_block {$}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5.1cm" svg:height="6.2cm" svg:x="1cm" svg:y="9.3cm">
          <text:p text:style-name="P1"><text:span text:style-name="T1">rule_block : </text:span><text:span text:style-name="T2">.</text:span><text:span text:style-name="T1">rule_block id {$}</text:span></text:p>
          <text:p text:style-name="P1"><text:span text:style-name="T1">rule_block : </text:span><text:span text:style-name="T2">.</text:span><text:span text:style-name="T1">id {$}</text:span></text:p>
          <text:p text:style-name="P1"><text:span text:style-name="T3">rule_block : </text:span><text:span text:style-name="T2">.</text:span><text:span text:style-name="T3">rule_block id {TK_TOKEN TK_MACRO}</text:span></text:p>
          <text:p text:style-name="P1"><text:span text:style-name="T3">rule_block : </text:span><text:span text:style-name="T2">.</text:span><text:span text:style-name="T3">id {TK_TOKEN TK_MACRO}</text:span></text:p>
          <text:p text:style-name="P1"><text:span text:style-name="T1">id : </text:span><text:span text:style-name="T2">.</text:span><text:span text:style-name="T1">TK_TOKEN {$}</text:span></text:p>
          <text:p text:style-name="P1"><text:span text:style-name="T1">id : </text:span><text:span text:style-name="T2">.</text:span><text:span text:style-name="T1">TK_MACRO {$}</text:span></text:p>
          <text:p text:style-name="P1"><text:span text:style-name="T3">id : </text:span><text:span text:style-name="T2">.</text:span><text:span text:style-name="T3">TK_TOKEN {TK_TOKEN TK_MACRO}</text:span></text:p>
          <text:p text:style-name="P1"><text:span text:style-name="T3">id : </text:span><text:span text:style-name="T2">.</text:span><text:span text:style-name="T3">TK_MACRO {TK_TOKEN TK_MACRO}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5.1cm" svg:height="3.3cm" svg:x="1cm" svg:y="15.5cm">
          <text:p text:style-name="P1"><text:span text:style-name="T1">rule_block : </text:span><text:span text:style-name="T2">.</text:span><text:span text:style-name="T1">rule_block id {TK_TOKEN TK_MACRO}</text:span></text:p>
          <text:p text:style-name="P1"><text:span text:style-name="T1">rule_block : </text:span><text:span text:style-name="T2">.</text:span><text:span text:style-name="T1">id {TK_TOKEN TK_MACRO}</text:span></text:p>
          <text:p text:style-name="P1"><text:span text:style-name="T1">id : </text:span><text:span text:style-name="T2">.</text:span><text:span text:style-name="T1">TK_TOKEN {TK_TOKEN TK_MACRO}</text:span></text:p>
          <text:p text:style-name="P1"><text:span text:style-name="T1">id : </text:span><text:span text:style-name="T2">.</text:span><text:span text:style-name="T1">TK_MACRO {TK_TOKEN TK_MACRO}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4.6cm" svg:height="1.2cm" svg:x="1cm" svg:y="22.5cm">
          <text:p text:style-name="P1"><text:span text:style-name="T1">rule_block : id</text:span><text:span text:style-name="T2">. </text:span><text:span text:style-name="T1">{TK_TOKEN TK_MACRO}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5.2cm" svg:y1="18.8cm" svg:x2="5.2cm" svg:y2="22.5cm">
          <text:p/>
        </draw:line>
        <draw:frame draw:style-name="gr9" draw:text-style-name="P6" draw:layer="layout" svg:width="1.3cm" svg:height="0.962cm" svg:x="3.7cm" svg:y="20.038cm">
          <draw:text-box>
            <text:p>id</text:p>
          </draw:text-box>
        </draw:frame>
        <draw:custom-shape draw:style-name="gr14" draw:text-style-name="P3" draw:layer="layout" svg:width="12.5cm" svg:height="1.2cm" svg:x="7.5cm" svg:y="19.2cm">
          <text:p text:style-name="P1"><text:span text:style-name="T1">id : TK_TOKEN</text:span><text:span text:style-name="T2">.</text:span><text:span text:style-name="T1"> {TK_TOKEN TK_MACRO}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6.2cm" svg:y1="16.3cm" svg:x2="19.4cm" svg:y2="19.2cm">
          <text:p/>
        </draw:line>
        <draw:frame draw:style-name="gr15" draw:text-style-name="P6" draw:layer="layout" svg:width="4cm" svg:height="1.673cm" svg:x="16cm" svg:y="15.5cm">
          <draw:text-box>
            <text:p>TK_TOKEN</text:p>
          </draw:text-box>
        </draw:frame>
        <draw:custom-shape draw:style-name="gr14" draw:text-style-name="P3" draw:layer="layout" svg:width="12.5cm" svg:height="1.2cm" svg:x="7.5cm" svg:y="20.8cm">
          <text:p text:style-name="P1"><text:span text:style-name="T1">id : TK_MACRO</text:span><text:span text:style-name="T2">.</text:span><text:span text:style-name="T1"> {TK_TOKEN TK_MACRO}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6.1cm" svg:y1="17.5cm" svg:x2="17.6cm" svg:y2="20.8cm">
          <text:p/>
        </draw:line>
        <draw:frame draw:style-name="gr9" draw:text-style-name="P6" draw:layer="layout" svg:width="4.2cm" svg:height="0.962cm" svg:x="15.8cm" svg:y="17.5cm">
          <draw:text-box>
            <text:p>TK_MACRO</text:p>
          </draw:text-box>
        </draw:frame>
        <draw:line draw:style-name="gr16" draw:text-style-name="P5" draw:layer="layout" svg:x1="5cm" svg:y1="2.9cm" svg:x2="15.5cm" svg:y2="2cm">
          <text:p/>
        </draw:line>
        <draw:line draw:style-name="gr16" draw:text-style-name="P5" draw:layer="layout" svg:x1="1.4cm" svg:y1="2.8cm" svg:x2="1.4cm" svg:y2="7.6cm">
          <text:p/>
        </draw:line>
        <draw:line draw:style-name="gr17" draw:text-style-name="P5" draw:layer="layout" svg:x1="5.8cm" svg:y1="7.5cm" svg:x2="5.8cm" svg:y2="19.3cm">
          <text:p/>
        </draw:line>
        <draw:line draw:style-name="gr16" draw:text-style-name="P5" draw:layer="layout" svg:x1="5.8cm" svg:y1="19.3cm" svg:x2="8.2cm" svg:y2="19.8cm">
          <text:p/>
        </draw:line>
        <draw:line draw:style-name="gr16" draw:text-style-name="P5" draw:layer="layout" svg:x1="5.8cm" svg:y1="19.3cm" svg:x2="7.9cm" svg:y2="21.5cm">
          <text:p/>
        </draw:line>
        <draw:line draw:style-name="gr16" draw:text-style-name="P5" draw:layer="layout" svg:x1="5.8cm" svg:y1="19.3cm" svg:x2="3.4cm" svg:y2="23.1cm">
          <text:p/>
        </draw:line>
      </draw:page>
      <draw:page draw:name="LR(0) states (2)" draw:style-name="dp1" draw:master-page-name="默认">
        <draw:custom-shape draw:style-name="gr18" draw:text-style-name="P7" draw:layer="layout" svg:width="9.5cm" svg:height="1.2cm" svg:x="1cm" svg:y="1.9cm">
          <text:p text:style-name="P1"><text:span text:style-name="T1">lex_def : TK_SEP </text:span><text:span text:style-name="T2">.</text:span><text:span text:style-name="T1">rule_block {}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3.4cm" svg:height="0.962cm" svg:x="1.8cm" svg:y="3.261cm">
          <draw:text-box>
            <text:p>rule_block</text:p>
          </draw:text-box>
        </draw:frame>
        <draw:line draw:style-name="gr8" draw:text-style-name="P5" draw:layer="layout" svg:x1="5.4cm" svg:y1="3.1cm" svg:x2="5.4cm" svg:y2="4.5cm">
          <text:p/>
        </draw:line>
        <draw:custom-shape draw:style-name="gr19" draw:text-style-name="P3" draw:layer="layout" svg:width="15.2cm" svg:height="2cm" svg:x="1cm" svg:y="4.5cm">
          <text:p text:style-name="P1"><text:span text:style-name="T1">lex_def : TK_SEP rule_block</text:span><text:span text:style-name="T2">.</text:span><text:span text:style-name="T1"> {}</text:span></text:p>
          <text:p text:style-name="P1"><text:span text:style-name="T1">rule_block : rule_block </text:span><text:span text:style-name="T2">.</text:span><text:span text:style-name="T1">id {TK_TOKEN TK_MACRO}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0.6cm" svg:height="1.1cm" svg:x="1.1cm" svg:y="14.1cm">
          <text:p text:style-name="P1"><text:span text:style-name="T1">rule_block : rule_block id</text:span><text:span text:style-name="T2">.</text:span><text:span text:style-name="T1"> {}</text:span>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8.3cm" svg:y1="3.9cm" svg:x2="6.7cm" svg:y2="5.2cm">
          <text:p/>
        </draw:line>
        <draw:line draw:style-name="gr16" draw:text-style-name="P5" draw:layer="layout" svg:x1="8.3cm" svg:y1="3.9cm" svg:x2="12.1cm" svg:y2="5.8cm">
          <text:p/>
        </draw:line>
        <draw:custom-shape draw:style-name="gr21" draw:text-style-name="P8" draw:layer="layout" svg:width="15.2cm" svg:height="1.2cm" svg:x="1cm" svg:y="6.5cm">
          <text:p text:style-name="P1"><text:span text:style-name="T1">rule_block : rule_block </text:span><text:span text:style-name="T2">.</text:span><text:span text:style-name="T1">id {$}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5.2cm" svg:height="1.8cm" svg:x="1cm" svg:y="7.7cm">
          <text:p text:style-name="P1"><text:span text:style-name="T1">id : </text:span><text:span text:style-name="T2">.</text:span><text:span text:style-name="T1">TK_TOKEN {$}</text:span></text:p>
          <text:p text:style-name="P1"><text:span text:style-name="T1">id : </text:span><text:span text:style-name="T2">.</text:span><text:span text:style-name="T1">TK_MACRO {$}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6.6cm" svg:height="1.1cm" svg:x="13.4cm" svg:y="10.8cm">
          <text:p text:style-name="P1"><text:span text:style-name="T1">id : TK_TOKEN</text:span><text:span text:style-name="T2">.</text:span><text:span text:style-name="T1"> {}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6.2cm" svg:y1="8cm" svg:x2="18.9cm" svg:y2="10.8cm">
          <text:p/>
        </draw:line>
        <draw:frame draw:style-name="gr24" draw:text-style-name="P6" draw:layer="layout" svg:width="4cm" svg:height="1.1cm" svg:x="16.5cm" svg:y="7.6cm">
          <draw:text-box>
            <text:p>TK_TOKEN</text:p>
          </draw:text-box>
        </draw:frame>
        <draw:line draw:style-name="gr17" draw:text-style-name="P5" draw:layer="layout" svg:x1="9.4cm" svg:y1="5.9cm" svg:x2="9.4cm" svg:y2="9.9cm">
          <text:p/>
        </draw:line>
        <draw:line draw:style-name="gr16" draw:text-style-name="P5" draw:layer="layout" svg:x1="9.4cm" svg:y1="9.9cm" svg:x2="14cm" svg:y2="11.4cm">
          <text:p/>
        </draw:line>
        <draw:custom-shape draw:style-name="gr23" draw:text-style-name="P7" draw:layer="layout" svg:width="6.6cm" svg:height="1.1cm" svg:x="13.4cm" svg:y="12.9cm">
          <text:p text:style-name="P1"><text:span text:style-name="T1">id : TK_MACRO</text:span><text:span text:style-name="T2">.</text:span><text:span text:style-name="T1"> {}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5.9cm" svg:y1="9.5cm" svg:x2="16.6cm" svg:y2="12.9cm">
          <text:p/>
        </draw:line>
        <draw:frame draw:style-name="gr9" draw:text-style-name="P6" draw:layer="layout" svg:width="4.2cm" svg:height="0.962cm" svg:x="12.1cm" svg:y="9.538cm">
          <draw:text-box>
            <text:p>TK_MACRO</text:p>
          </draw:text-box>
        </draw:frame>
        <draw:line draw:style-name="gr16" draw:text-style-name="P5" draw:layer="layout" svg:x1="9.4cm" svg:y1="9.9cm" svg:x2="13.9cm" svg:y2="13.5cm">
          <text:p/>
        </draw:line>
        <draw:line draw:style-name="gr8" draw:text-style-name="P5" draw:layer="layout" svg:x1="4.4cm" svg:y1="9.5cm" svg:x2="4.4cm" svg:y2="14.1cm">
          <text:p/>
        </draw:line>
        <draw:frame draw:style-name="gr9" draw:text-style-name="P6" draw:layer="layout" svg:width="1.1cm" svg:height="0.962cm" svg:x="3cm" svg:y="11.238cm">
          <draw:text-box>
            <text:p>id</text:p>
          </draw:text-box>
        </draw:frame>
        <draw:line draw:style-name="gr16" draw:text-style-name="P5" draw:layer="layout" svg:x1="9.4cm" svg:y1="9.9cm" svg:x2="6.4cm" svg:y2="14.7cm">
          <text:p/>
        </draw:line>
        <draw:line draw:style-name="gr17" draw:text-style-name="P5" draw:layer="layout" svg:x1="8.3cm" svg:y1="2.5cm" svg:x2="8.3cm" svg:y2="3.9cm">
          <text:p/>
        </draw:line>
      </draw:page>
      <draw:page draw:name="LALR(1) states" draw:style-name="dp1" draw:master-page-name="默认">
        <draw:custom-shape draw:style-name="gr25" draw:text-style-name="P3" draw:layer="layout" svg:width="5cm" svg:height="1cm" svg:x="1cm" svg:y="2.3cm">
          <text:p text:style-name="P1"><text:span text:style-name="T1">S : </text:span><text:span text:style-name="T2">.</text:span><text:span text:style-name="T1">lex_def {$}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2cm" svg:height="1cm" svg:x="11cm" svg:y="2.3cm">
          <text:p text:style-name="P1"><text:span text:style-name="T1">S : lex_def</text:span><text:span text:style-name="T2">.</text:span><text:span text:style-name="T1"> {$}</text:span></text:p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4.7cm" svg:height="1.7cm" svg:x="1cm" svg:y="5.6cm">
          <text:p text:style-name="P1"><text:span text:style-name="T1">lex_def : TK_SEP </text:span><text:span text:style-name="T2">.</text:span><text:span text:style-name="T1">rule_block {$}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6cm" svg:y1="2.8cm" svg:x2="11cm" svg:y2="2.8cm">
          <text:p/>
        </draw:line>
        <draw:frame draw:style-name="gr9" draw:text-style-name="P6" draw:layer="layout" svg:width="2.8cm" svg:height="0.962cm" svg:x="6.1cm" svg:y="2.338cm">
          <draw:text-box>
            <text:p>lex_def</text:p>
          </draw:text-box>
        </draw:frame>
        <draw:line draw:style-name="gr8" draw:text-style-name="P5" draw:layer="layout" svg:x1="4.1cm" svg:y1="3.3cm" svg:x2="4.1cm" svg:y2="5.6cm">
          <text:p/>
        </draw:line>
        <draw:frame draw:style-name="gr9" draw:text-style-name="P6" draw:layer="layout" svg:width="3cm" svg:height="0.962cm" svg:x="2.8cm" svg:y="3.4cm">
          <draw:text-box>
            <text:p>TK_SEP</text:p>
          </draw:text-box>
        </draw:frame>
        <draw:frame draw:style-name="gr27" draw:text-style-name="P6" draw:layer="layout" svg:width="4.1cm" svg:height="1cm" svg:x="15.612cm" svg:y="7.129cm">
          <draw:text-box>
            <text:p>TK_TOKEN</text:p>
          </draw:text-box>
        </draw:frame>
        <draw:line draw:style-name="gr8" draw:text-style-name="P5" draw:layer="layout" svg:x1="15.7cm" svg:y1="7cm" svg:x2="18.2cm" svg:y2="8.8cm">
          <text:p/>
        </draw:line>
        <draw:line draw:style-name="gr8" draw:text-style-name="P5" draw:layer="layout" svg:x1="4.2cm" svg:y1="7.3cm" svg:x2="4.2cm" svg:y2="13.2cm">
          <text:p/>
        </draw:line>
        <draw:frame draw:style-name="gr9" draw:text-style-name="P9" draw:layer="layout" svg:width="1.1cm" svg:height="0.962cm" svg:x="3.6cm" svg:y="1.2cm">
          <draw:text-box>
            <text:p><text:span text:style-name="T4">2</text:span></text:p>
          </draw:text-box>
        </draw:frame>
        <draw:frame draw:style-name="gr9" draw:text-style-name="P9" draw:layer="layout" svg:width="1.1cm" svg:height="0.962cm" svg:x="11.819cm" svg:y="1.218cm">
          <draw:text-box>
            <text:p><text:span text:style-name="T4">3</text:span></text:p>
          </draw:text-box>
        </draw:frame>
        <draw:frame draw:style-name="gr9" draw:text-style-name="P9" draw:layer="layout" svg:width="1.1cm" svg:height="0.962cm" svg:x="10.6cm" svg:y="4.438cm">
          <draw:text-box>
            <text:p><text:span text:style-name="T4">4</text:span></text:p>
          </draw:text-box>
        </draw:frame>
        <draw:custom-shape draw:style-name="gr28" draw:text-style-name="P3" draw:layer="layout" svg:width="13.3cm" svg:height="1.2cm" svg:x="6.7cm" svg:y="8.8cm">
          <text:p text:style-name="P1"><text:span text:style-name="T1">id : TK_TOKEN</text:span><text:span text:style-name="T2">.</text:span><text:span text:style-name="T1"> {TK_TOKEN TK_MACRO $}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13.3cm" svg:height="1.2cm" svg:x="6.7cm" svg:y="10.9cm">
          <text:p text:style-name="P1"><text:span text:style-name="T1">id : TK_MACRO</text:span><text:span text:style-name="T2">.</text:span><text:span text:style-name="T1"> {TK_TOKEN TK_MACRO $}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4.7cm" svg:y1="7.3cm" svg:x2="15.8cm" svg:y2="10.9cm">
          <text:p/>
        </draw:line>
        <draw:frame draw:style-name="gr27" draw:text-style-name="P6" draw:layer="layout" svg:width="4.1cm" svg:height="1cm" svg:x="11.934cm" svg:y="7.441cm">
          <draw:text-box>
            <text:p>TK_MACRO</text:p>
          </draw:text-box>
        </draw:frame>
        <draw:custom-shape draw:style-name="gr29" draw:text-style-name="P3" draw:layer="layout" svg:width="12.9cm" svg:height="1.2cm" svg:x="3.7cm" svg:y="13.2cm">
          <text:p text:style-name="P1"><text:span text:style-name="T1">rule_block : id</text:span><text:span text:style-name="T2">. </text:span><text:span text:style-name="T1">{TK_TOKEN TK_MACRO $}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cm" svg:height="0.962cm" svg:x="3.7cm" svg:y="7.438cm">
          <draw:text-box>
            <text:p>id</text:p>
          </draw:text-box>
        </draw:frame>
        <draw:custom-shape draw:style-name="gr30" draw:text-style-name="P3" draw:layer="layout" svg:width="15.8cm" svg:height="2cm" svg:x="1cm" svg:y="16cm">
          <text:p text:style-name="P1"><text:span text:style-name="T1">lex_def : TK_SEP rule_block</text:span><text:span text:style-name="T2">.</text:span><text:span text:style-name="T1"> {$}</text:span></text:p>
          <text:p text:style-name="P1"><text:span text:style-name="T1">rule_block : rule_block </text:span><text:span text:style-name="T2">.</text:span><text:span text:style-name="T1">id {TK_TOKEN TK_MACRO $}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.9cm" svg:y1="7.3cm" svg:x2="1.9cm" svg:y2="16cm">
          <text:p/>
        </draw:line>
        <draw:frame draw:style-name="gr9" draw:text-style-name="P6" draw:layer="layout" svg:width="3.5cm" svg:height="0.962cm" svg:x="0.1cm" svg:y="7.438cm">
          <draw:text-box>
            <text:p>rule_block</text:p>
          </draw:text-box>
        </draw:frame>
        <draw:line draw:style-name="gr8" draw:text-style-name="P5" draw:layer="layout" svg:x1="16.8cm" svg:y1="17.1cm" svg:x2="18.3cm" svg:y2="10cm">
          <text:p/>
        </draw:line>
        <draw:frame draw:style-name="gr31" draw:text-style-name="P6" draw:layer="layout" svg:width="4.1cm" svg:height="1.3cm" svg:x="16.2cm" svg:y="15.1cm">
          <draw:text-box>
            <text:p>TK_TOKEN</text:p>
          </draw:text-box>
        </draw:frame>
        <draw:line draw:style-name="gr8" draw:text-style-name="P5" draw:layer="layout" svg:x1="15cm" svg:y1="16cm" svg:x2="15.9cm" svg:y2="12.1cm">
          <text:p/>
        </draw:line>
        <draw:frame draw:style-name="gr27" draw:text-style-name="P6" draw:layer="layout" svg:width="4.1cm" svg:height="1cm" svg:x="12.2cm" svg:y="15cm">
          <draw:text-box>
            <text:p>TK_MACRO</text:p>
          </draw:text-box>
        </draw:frame>
        <draw:custom-shape draw:style-name="gr32" draw:text-style-name="P3" draw:layer="layout" svg:width="15.7cm" svg:height="1.1cm" svg:x="1cm" svg:y="19.6cm">
          <text:p text:style-name="P1"><text:span text:style-name="T1">rule_block : rule_block id</text:span><text:span text:style-name="T2">.</text:span><text:span text:style-name="T1"> {TK_TOKEN TK_MACRO $}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4.4cm" svg:y1="18cm" svg:x2="4.4cm" svg:y2="19.6cm">
          <text:p/>
        </draw:line>
        <draw:frame draw:style-name="gr27" draw:text-style-name="P6" draw:layer="layout" svg:width="1.7cm" svg:height="1cm" svg:x="3.9cm" svg:y="18cm">
          <draw:text-box>
            <text:p>id</text:p>
          </draw:text-box>
        </draw:frame>
        <draw:frame draw:style-name="gr9" draw:text-style-name="P9" draw:layer="layout" svg:width="1.1cm" svg:height="0.962cm" svg:x="6.8cm" svg:y="7.8cm">
          <draw:text-box>
            <text:p><text:span text:style-name="T4">5</text:span></text:p>
          </draw:text-box>
        </draw:frame>
        <draw:frame draw:style-name="gr9" draw:text-style-name="P9" draw:layer="layout" svg:width="1.1cm" svg:height="0.962cm" svg:x="6.8cm" svg:y="10.038cm">
          <draw:text-box>
            <text:p><text:span text:style-name="T4">6</text:span></text:p>
          </draw:text-box>
        </draw:frame>
        <draw:frame draw:style-name="gr9" draw:text-style-name="P9" draw:layer="layout" svg:width="1.1cm" svg:height="0.962cm" svg:x="6.8cm" svg:y="7.8cm">
          <draw:text-box>
            <text:p><text:span text:style-name="T4">5</text:span></text:p>
          </draw:text-box>
        </draw:frame>
        <draw:frame draw:style-name="gr9" draw:text-style-name="P9" draw:layer="layout" svg:width="1.1cm" svg:height="0.962cm" svg:x="5.3cm" svg:y="12.1cm">
          <draw:text-box>
            <text:p><text:span text:style-name="T4">7</text:span></text:p>
          </draw:text-box>
        </draw:frame>
        <draw:frame draw:style-name="gr9" draw:text-style-name="P9" draw:layer="layout" svg:width="1.1cm" svg:height="0.962cm" svg:x="6.7cm" svg:y="14.9cm">
          <draw:text-box>
            <text:p><text:span text:style-name="T4">8</text:span></text:p>
          </draw:text-box>
        </draw:frame>
        <draw:frame draw:style-name="gr9" draw:text-style-name="P9" draw:layer="layout" svg:width="1.8cm" svg:height="0.962cm" svg:x="9.1cm" svg:y="18.4cm">
          <draw:text-box>
            <text:p><text:span text:style-name="T4">9</text:span></text:p>
          </draw:text-box>
        </draw:frame>
      </draw:page>
      <draw:page draw:name="propagation" draw:style-name="dp1" draw:master-page-name="默认">
        <draw:custom-shape draw:style-name="gr33" draw:text-style-name="P10" draw:layer="layout" svg:width="10.3cm" svg:height="6.5cm" svg:x="1cm" svg:y="1cm">
          <text:p text:style-name="P1"><text:span text:style-name="T5">2-&gt;3</text:span></text:p>
          <text:p text:style-name="P1"><text:span text:style-name="T5">2-&gt;4</text:span></text:p>
          <text:p text:style-name="P1"><text:span text:style-name="T5">4-&gt;5</text:span></text:p>
          <text:p text:style-name="P1"><text:span text:style-name="T5">4-&gt;6</text:span></text:p>
          <text:p text:style-name="P1"><text:span text:style-name="T5">4-&gt;7</text:span></text:p>
          <text:p text:style-name="P1"><text:span text:style-name="T5">4-&gt;8(0,1)</text:span></text:p>
          <text:p text:style-name="P1"><text:span text:style-name="T5">8(1)-&gt;5</text:span></text:p>
          <text:p text:style-name="P1"><text:span text:style-name="T5">8(1)-&gt;6</text:span></text:p>
          <text:p text:style-name="P1"><text:span text:style-name="T5">8(1)-&gt;9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1T14:14:10.196000000</meta:creation-date>
    <dc:date>2015-12-03T20:23:15.288000000</dc:date>
    <meta:editing-duration>P15DT22H56M36S</meta:editing-duration>
    <meta:editing-cycles>82</meta:editing-cycles>
    <meta:generator>LibreOffice/5.0.2.2$Windows_X86_64 LibreOffice_project/37b43f919e4de5eeaca9b9755ed688758a8251fe</meta:generator>
    <meta:document-statistic meta:object-count="88"/>
  </office:meta>
</office:document-meta>
</file>